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style:text-underline-style="solid" style:text-underline-width="auto" style:text-underline-color="font-color"/>
    </style:style>
    <style:style style:name="P4"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5" style:family="paragraph" style:parent-style-name="Heading_20_3">
      <style:paragraph-properties fo:margin-top="0.199cm" fo:margin-bottom="0cm"/>
      <style:text-properties fo:background-color="transparent"/>
    </style:style>
    <style:style style:name="P6" style:family="paragraph" style:parent-style-name="Heading_20_3">
      <style:paragraph-properties fo:margin-top="0.199cm" fo:margin-bottom="0cm" fo:text-align="start" style:justify-single-word="false"/>
      <style:text-properties fo:color="#000000" fo:background-color="transparent"/>
    </style:style>
    <style:style style:name="P7" style:family="paragraph" style:parent-style-name="Heading_20_2">
      <style:paragraph-properties fo:margin-top="0.199cm" fo:margin-bottom="0cm"/>
      <style:text-properties fo:background-color="transparent"/>
    </style:style>
    <style:style style:name="P8" style:family="paragraph" style:parent-style-name="Standard">
      <style:text-properties fo:background-color="transparen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solid" style:text-underline-width="auto" style:text-underline-color="font-color" fo:background-color="transparent"/>
    </style:style>
    <style:style style:name="P11" style:family="paragraph" style:parent-style-name="Standard">
      <style:text-properties style:text-underline-style="none"/>
    </style:style>
    <style:style style:name="P12" style:family="paragraph" style:parent-style-name="Standard">
      <style:text-properties style:text-underline-style="none" fo:background-color="transparent"/>
    </style:style>
    <style:style style:name="P13" style:family="paragraph" style:parent-style-name="Text_20_body">
      <style:text-properties fo:background-color="transparent"/>
    </style:style>
    <style:style style:name="P14" style:family="paragraph" style:parent-style-name="Heading_20_4">
      <style:text-properties style:text-underline-style="none" fo:background-color="transparent"/>
    </style:style>
    <style:style style:name="P15" style:family="paragraph" style:parent-style-name="Standard">
      <style:text-properties fo:background-color="transparent"/>
    </style:style>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5"/>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text-properties style:text-underline-style="none" fo:background-color="transparent"/>
    </style:style>
    <style:style style:name="P27" style:family="paragraph" style:parent-style-name="Standard" style:list-style-name="L10">
      <style:text-properties style:text-underline-style="none" fo:background-color="transparent"/>
    </style:style>
    <style:style style:name="P28" style:family="paragraph" style:parent-style-name="Standard" style:list-style-name="L10">
      <style:text-properties style:text-underline-style="none" fo:background-color="transparent"/>
    </style:style>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style style:name="P32" style:family="paragraph" style:parent-style-name="Standard">
      <style:paragraph-properties fo:margin-top="0.199cm" fo:margin-bottom="0cm"/>
    </style:style>
    <style:style style:name="P33" style:family="paragraph" style:parent-style-name="Standard" style:list-style-name="L1">
      <style:paragraph-properties fo:margin-top="0.199cm" fo:margin-bottom="0cm"/>
      <style:text-properties fo:background-color="transparent"/>
    </style:style>
    <style:style style:name="P34" style:family="paragraph" style:parent-style-name="Standard" style:list-style-name="L1">
      <style:paragraph-properties fo:margin-top="0.199cm" fo:margin-bottom="0cm"/>
      <style:text-properties fo:background-color="transparent"/>
    </style:style>
    <style:style style:name="P35" style:family="paragraph" style:parent-style-name="Standard" style:list-style-name="L1">
      <style:paragraph-properties fo:margin-top="0.199cm" fo:margin-bottom="0cm"/>
      <style:text-properties fo:background-color="transparent"/>
    </style:style>
    <style:style style:name="P36" style:family="paragraph" style:parent-style-name="Standard" style:list-style-name="L1">
      <style:paragraph-properties fo:margin-top="0.199cm" fo:margin-bottom="0cm"/>
      <style:text-properties fo:background-color="transparent"/>
    </style:style>
    <style:style style:name="P37" style:family="paragraph" style:parent-style-name="Standard" style:list-style-name="L2">
      <style:paragraph-properties fo:margin-top="0.199cm" fo:margin-bottom="0cm"/>
      <style:text-properties fo:background-color="transparent"/>
    </style:style>
    <style:style style:name="P38" style:family="paragraph" style:parent-style-name="Standard" style:list-style-name="L2">
      <style:paragraph-properties fo:margin-top="0.199cm" fo:margin-bottom="0cm"/>
      <style:text-properties fo:background-color="transparent"/>
    </style:style>
    <style:style style:name="P39" style:family="paragraph" style:parent-style-name="Standard" style:list-style-name="L2">
      <style:paragraph-properties fo:margin-top="0.199cm" fo:margin-bottom="0cm"/>
      <style:text-properties fo:background-color="transparent"/>
    </style:style>
    <style:style style:name="P40" style:family="paragraph" style:parent-style-name="Standard" style:list-style-name="L3">
      <style:paragraph-properties fo:margin-top="0.199cm" fo:margin-bottom="0cm"/>
      <style:text-properties fo:background-color="transparent"/>
    </style:style>
    <style:style style:name="P41" style:family="paragraph" style:parent-style-name="Standard" style:list-style-name="L3">
      <style:paragraph-properties fo:margin-top="0.199cm" fo:margin-bottom="0cm"/>
      <style:text-properties fo:background-color="transparent"/>
    </style:style>
    <style:style style:name="P42" style:family="paragraph" style:parent-style-name="Standard" style:list-style-name="L3">
      <style:paragraph-properties fo:margin-top="0.199cm" fo:margin-bottom="0cm"/>
      <style:text-properties fo:background-color="transparent"/>
    </style:style>
    <style:style style:name="P43" style:family="paragraph" style:parent-style-name="Standard" style:list-style-name="L3">
      <style:paragraph-properties fo:margin-top="0.199cm" fo:margin-bottom="0cm"/>
      <style:text-properties fo:background-color="transparent"/>
    </style:style>
    <style:style style:name="P44" style:family="paragraph" style:parent-style-name="Standard" style:list-style-name="L3">
      <style:paragraph-properties fo:margin-top="0.199cm" fo:margin-bottom="0cm"/>
      <style:text-properties fo:background-color="transparent"/>
    </style:style>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6">
      <style:paragraph-properties fo:margin-top="0cm" fo:margin-bottom="0cm"/>
    </style:style>
    <style:style style:name="P50" style:family="paragraph" style:parent-style-name="Text_20_body" style:list-style-name="L6">
      <style:paragraph-properties fo:margin-top="0cm" fo:margin-bottom="0cm"/>
    </style:style>
    <style:style style:name="P51" style:family="paragraph" style:parent-style-name="Text_20_body" style:list-style-name="L6">
      <style:paragraph-properties fo:margin-top="0cm" fo:margin-bottom="0cm"/>
    </style:style>
    <style:style style:name="P52" style:family="paragraph" style:parent-style-name="Text_20_body" style:list-style-name="L6">
      <style:paragraph-properties fo:margin-top="0cm" fo:margin-bottom="0cm"/>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style:style>
    <style:style style:name="T6" style:family="text">
      <style:text-properties style:text-underline-style="none" fo:background-color="transparent"/>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style:text-underline-style="solid" style:text-underline-type="double"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AUTOR&gt;&gt;</text:p>
      <text:p text:style-name="P2">François Déchelle, Eric Viara</text:p>
      <text:p text:style-name="P2">&lt;&lt;/AUTOR&gt;&gt;</text:p>
      <text:p text:style-name="P2">&lt;&lt;TITRE&gt;&gt;</text:p>
      <text:h text:style-name="P4" text:outline-level="1">EyeDB, une base de donnée objet pour Linux</text:h>
      <text:p text:style-name="P2">&lt;&lt;/TYTUL&gt;&gt;</text:p>
      <text:p text:style-name="P2">&lt;&lt;LEAD&gt;&gt;</text:p>
      <text:p text:style-name="Standard">EyeDB est un système de gestion de base de données orienté objet (SGBDO) open source.</text:p>
      <text:p text:style-name="Standard">Développé initialement pour des projets de recherche en biologie moléculaire, EyeDB est une base de donnée objet dotée de nombreuses fonctionnalités avancées et fournit une plate-forme de persistance d'objets multi-langages performante.</text:p>
      <text:p text:style-name="P8">&lt;&lt;/LEAD&gt;&gt;</text:p>
      <text:p text:style-name="P2">&lt;&lt;RAMKA&gt;&gt;</text:p>
      <text:h text:style-name="P5" text:outline-level="3">Cet article explique...</text:h>
      <text:list text:style-name="L1">
        <text:list-item>
          <text:p text:style-name="P33"><text:tab/>Ce que sont les bases de données objets,</text:p>
        </text:list-item>
        <text:list-item>
          <text:p text:style-name="P33"><text:tab/>Comment compiler et installer EyeDB,</text:p>
        </text:list-item>
        <text:list-item>
          <text:p text:style-name="P33"><text:tab/>Comment créer et utiliser une base EyeDB,</text:p>
        </text:list-item>
        <text:list-item>
          <text:p text:style-name="P33"><text:tab/>Comment développer avec EyeDB en Java ou en C++.</text:p>
        </text:list-item>
      </text:list>
      <text:h text:style-name="P5" text:outline-level="3">Ce qu'il faut savoir...</text:h>
      <text:list text:style-name="L2">
        <text:list-item>
          <text:p text:style-name="P37"><text:tab/>Des connaissances minimales en bases de données,</text:p>
        </text:list-item>
        <text:list-item>
          <text:p text:style-name="P37"><text:tab/>Les principes de base de la conception objet (héritage, relations, polymorphisme...).</text:p>
        </text:list-item>
        <text:list-item>
          <text:p text:style-name="P37"><text:tab/>Compiler et installer un logiciel fourni sous forme de code source.</text:p>
        </text:list-item>
      </text:list>
      <text:p text:style-name="P2">&lt;&lt;/RAMKA&gt;&gt;</text:p>
      <text:p text:style-name="P2">&lt;&lt;RAMKA&gt;&gt;</text:p>
      <text:h text:style-name="P6" text:outline-level="3">À propos des auteurs</text:h>
      <text:p text:style-name="Standard">François Déchelle est un consultant indépendant spécialiste des technologies objets et de l'open source. Il a travaillé à l'Ircam où il a développé le logiciel jMax; il travaille avec Eric Viara sur le projet EyeDB depuis plusieurs années. François Déchelle est aussi le "public project lead" de Creative Commons France.</text:p>
      <text:p text:style-name="P8">&lt;&lt;/RAMKA&gt;&gt;</text:p>
      <text:h text:style-name="P7" text:outline-level="2">Qu'est-ce qu'une base de données objet ?</text:h>
      <text:p text:style-name="P2">Une base de donnée objet est un cas particulier de base de donnée,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text:span text:style-name="T1">relationnelles</text:span> : les données sont stockées dans des <text:span text:style-name="T1">tables</text:span> qui possèdent un certain nombre de <text:span text:style-name="T1">colonnes</text:span> ou champs permettant de décrire des <text:span text:style-name="T1">n-uplets</text:span> (<text:span text:style-name="T1">lignes</text:span> ou <text:span text:style-name="T1">enregistrements</text:span><text:span text:style-name="T8">). Les champs peuvent être de types </text:span><text:soft-page-break/><text:span text:style-name="T8">simples </text:span>(entiers, chaînes de caractères, dates, ...), être des <text:span text:style-name="T1">clés primaires</text:span> (identifiant de manière unique un n-uplet) ou des <text:span text:style-name="T1">clés étrangères</text:span> (clés primaires d'autres n-uplets, ce qui permet de créer des liens entre des tables).</text:p>
      <text:p text:style-name="Standard">Les bases de données objet modélisent les données directement sous forme d'<text:span text:style-name="T1">objets</text:span>. Un objet a un type (sa <text:span text:style-name="T1">classe</text:span>) et contient des données qui représentent son <text:span text:style-name="T1">état</text:span>. Un objet peut contenir des références à d'autres objets, ce qui rend la navigation dans des structures arborescentes immédiate.</text:p>
      <text:p text:style-name="Standard">Afin de concilier la programmation objet et la représentation relationnelle, des solution de <text:span text:style-name="T1">mapping objet-relationnel</text:span> sont apparues, la plus connue étant le framework open source Hibernate. Ces frameworks permettent de sauvegarder l'état d'un objet dans une base de donnée relationnelle. Toutefois, les bases de données relationnelles n'ont pas initialement été conçues dans ce but et les utiliser pour stocker des objets impose une contorsion souvent baptisée <text:span text:style-name="T1">erreur d'impédance objet-relationnel</text:span>.</text:p>
      <text:p text:style-name="Standard">Une base de donnée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P1">EyeDB est un système de gestion de bases de données objet, similaire à ce que sont MySQL <text:s/>et PostgreSQL pour les bases de données relationnelles.</text:p>
      <text:p text:style-name="P1">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garantir une meilleure sécurité et intégrité des données stockées dans les bases de données. Elle permet également d'offrir un accès réseau au serveur de bases de données.</text:p>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Enfin EyeDB est un SGBDO efficace et supportant la montée en charge de manière solide : EyeDB a été testé avec succès sur des bases de données de grande taille (plusieurs téra-octet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11">
        <text:list-item>
          <text:p text:style-name="P29">db4o, http://db4o.com, est une base de données objet pour Java et .NET qui offre une solution de persistance d'objets facilement intégrable dans une application Java,</text:p>
        </text:list-item>
      </text:list>
      <text:list text:style-name="L12">
        <text:list-item>
          <text:p text:style-name="P30">Orient ODBMS, http://www.orientechnologies.com/cms/?Solutions:Orient_ODBMS, est un système de gestion de base de données objet supportant les langages C++ et Java</text:p>
        </text:list-item>
        <text:list-item>
          <text:p text:style-name="P30">ZODB (Zope Object Database), http://wiki.zope.org/ZODB, est une base de données objet pour Python, intégrée dans le serveur d'application ZOPE mais pouvant aussi être utilisée indépendamment.</text:p>
        </text:list-item>
      </text:list>
      <text:p text:style-name="Standard"><text:soft-page-break/></text:p>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facilement car ils sont disponibles sous forme de packages pour la plupart des distributions Linux. Ces pré-requis sont les suivants:</text:p>
      <text:list text:style-name="L3">
        <text:list-item>
          <text:p text:style-name="P40">compilateur C++</text:p>
        </text:list-item>
        <text:list-item>
          <text:p text:style-name="P40">analyseur lexical <text:span text:style-name="T1">flex</text:span></text:p>
        </text:list-item>
        <text:list-item>
          <text:p text:style-name="P40">analyseur syntaxique <text:span text:style-name="T1">bison</text:span></text:p>
        </text:list-item>
        <text:list-item>
          <text:p text:style-name="P40">Java Development Kit</text:p>
        </text:list-item>
        <text:list-item>
          <text:p text:style-name="P40">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text:soft-page-break/>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9">$HOME/eyedb/install/share/eyedb/tools/eyedb-post-install.sh</text:p>
      <text:p text:style-name="Standard">Une fois ce script exécuté, votre installation de EyeDB est opérationnelle. Vous pouvez la tester en lançant le serveur: </text:p>
      <text:p text:style-name="P9">$HOME/eyedb/install/sbin/eyedbctl start</text:p>
      <text:p text:style-name="Standard">Le message suivant doit s'afficher:</text:p>
      <text:p text:style-name="P9">Starting EyeDB Server<text:line-break/> Version <text:s text:c="5"/>V2.7.5<text:line-break/> Compiled <text:s text:c="4"/>Jan 28 2006 04:06:17<text:line-break/> Architecture linux-x86-64<text:lin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4">
        <text:list-item>
          <text:p text:style-name="P16"><text:span text:style-name="T2">eyedbctl start</text:span> pour démarrer le serveur,</text:p>
        </text:list-item>
        <text:list-item>
          <text:p text:style-name="P16"><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8">&lt;&lt;LISTING&gt;&gt;</text:p>
      <text:p text:style-name="P8">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text:soft-page-break/>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9">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9">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5">
        <text:list-item>
          <text:p text:style-name="P18">un cours est caractérisé par un titre et une description</text:p>
        </text:list-item>
        <text:list-item>
          <text:p text:style-name="P18">un étudiant est caractérisé par un prénom, un nom et une année d'étude</text:p>
        </text:list-item>
        <text:list-item>
          <text:p text:style-name="P18">un professeur est caractérisé par un prénom et un nom</text:p>
        </text:list-item>
        <text:list-item>
          <text:p text:style-name="P18">un professeur est chargé d'un ou plusieurs cours</text:p>
        </text:list-item>
        <text:list-item>
          <text:p text:style-name="P18">un étudiant est inscrit à un ou plusieurs cours</text:p>
        </text:list-item>
        <text:list-item>
          <text:p text:style-name="P18">un cours a un seul professeur</text:p>
        </text:list-item>
      </text:list>
      <text:p text:style-name="P13">&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6">
        <text:list-item>
          <text:p text:style-name="P49">les attributs des différentes classes: firstname, lastname, begin_year, title, description,</text:p>
        </text:list-item>
        <text:list-item>
          <text:p text:style-name="P49">une super-classe Person qui factorise les attributs firsname et lastname des classes Student et Teacher,</text:p>
        </text:list-item>
        <text:list-item>
          <text:p text:style-name="P49">une relation entre Student et Course, représentant les cours auxquels un étudiant est inscrit</text:p>
        </text:list-item>
        <text:list-item>
          <text:p text:style-name="P49">une relation entre Teacher et Course représentant les cours dont un professeur est chargé.</text:p>
        </text:list-item>
      </text:list>
      <text:p text:style-name="P2">&lt;&lt;LISTING lang=JAVA&gt;&gt;</text:p>
      <text:p text:style-name="P8">Listing 2. Un exemple de définition du schéma d'une base EyeDB avec ODL</text:p>
      <text:p text:style-name="Standard">class Person {</text:p>
      <text:p text:style-name="Standard"><text:s text:c="2"/>attribute string firstname;</text:p>
      <text:p text:style-name="Standard"><text:soft-page-break/><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7">
        <text:list-item>
          <text:p text:style-name="P45">le mot clé <text:span text:style-name="T2">extends</text:span> indique que les classes Student et Teacher héritent de la classe Personne,</text:p>
        </text:list-item>
        <text:list-item>
          <text:p text:style-name="P45">les attributs <text:span text:style-name="T2">set&lt;Course *&gt; courses</text:span> dans la classe <text:span text:style-name="T2">Student</text:span> et <text:span text:style-name="T2">set&lt;Student *&gt; students</text:span> dans la classe Course réalisent la relation entre un Etudiant et les Courses auxquels il est inscrit,</text:p>
        </text:list-item>
        <text:list-item>
          <text:p text:style-name="P45">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9">eyedbodl -d linuxplus -u linuxplus.odl</text:p>
      <text:p text:style-name="P11">Vérifiez que la mise à jour du schéma a correctement fonctionné en affichant ce schéma avec la commande :</text:p>
      <text:p text:style-name="P9">eyedbodl -d linuxplus –gencode=ODL</text:p>
      <text:p text:style-name="P11">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9">eyedboql -d linuxplus -w</text:p>
      <text:p text:style-name="Standard">L'option <text:span text:style-name="T2">-d</text:span> sert à spécifier la base à utiliser, l'option <text:span text:style-name="T2">-w</text:span> indique que vous allez écrire dans la base.</text:p>
      <text:h text:style-name="Heading_20_4" text:outline-level="4"><text:soft-page-break/>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8">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8">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8">
        <text:list-item>
          <text:p text:style-name="P24">la commande <text:span text:style-name="T2">\print</text:span> affiche le dernier objet manipulé, comme dans :</text:p>
        </text:list-item>
      </text:list>
      <text:p text:style-name="P9"><text:soft-page-break/>? eric_viara;<text:line-break/>= 2634.5.228915:oid<text:line-break/>? \print<text:line-break/>Teacher {2634.5.228915:oid} = { <text:line-break/> <text:s text:c="7"/>firstname = "Eric";<text:line-break/> <text:s text:c="7"/>lastname = "Viara";</text:p>
      <text:list text:style-name="L9">
        <text:list-item>
          <text:p text:style-name="P25">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3">? select Student;<text:line-break/>= bag(2663.6.15736:oid, 2661.6.91256:oid)<text:lin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3">select Student.firstname = "John"; </text:p>
      <text:p text:style-name="P1">Pour modifier un objet, vous pouvez chercher l'objet et le stocker dans un variable, puis le modifier:</text:p>
      <text:p text:style-name="P3">?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3">? (select Student.firstname = "John").firstname := "Mark";</text:p>
      <text:p text:style-name="P1">Le listing 5 donne des exemples complets de recherche d'objets avec OQL.</text:p>
      <text:p text:style-name="Standard">&lt;&lt;LISTING lang=SQL&gt;&gt;</text:p>
      <text:p text:style-name="P8">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text:soft-page-break/></text:p>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text:soft-page-break/>les sources Java correspondant à votre schéma ODL :</text:p>
      <text:p text:style-name="P9">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9">javac -cp <text:span text:style-name="T4">$HOME/eyedb/install/lib/eyedb/java/eyedb.jar </text:span>*.java</text:p>
      <text:p text:style-name="Standard">L'option <text:span text:style-name="T2">-cp </text:span><text:span text:style-name="T3">$HOME/eyedb/install/lib/eyedb/java/eyedb.jar</text:span><text:span text:style-name="T6"> permet de spécifier la bibliothèque java EyeDB; cette bibliothèque est compilée et installée lors de la compilation de EyeDB, si le compilateur Java est présent. Reportez-vous au chapitre "Compiler et installer EyeDB" pour plus d'information.</text:span></text:p>
      <text:h text:style-name="P14" text:outline-level="4">Ecrire un programme Java utilisant les classes EyeDB</text:h>
      <text:p text:style-name="P12">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0">
        <text:list-item>
          <text:p text:style-name="P26">avant d'ouvrir la base, il faut initialiser les packages</text:p>
        </text:list-item>
        <text:list-item>
          <text:p text:style-name="P26">la création et l'écriture d'objets doit toujours se faire à l'intérieur d'une transaction</text:p>
        </text:list-item>
        <text:list-item>
          <text:p text:style-name="P26">à chaque attribut défini dans le schéma ODL correspond une méthode Java <text:span text:style-name="T2">set</text:span> </text:p>
        </text:list-item>
      </text:list>
      <text:p text:style-name="P12">&lt;&lt;LISTING lang=Java&gt;&gt;</text:p>
      <text:p text:style-name="P8">Listing 6. Un programme Java simple utilisant une base EyeDB</text:p>
      <text:p text:style-name="P12">import linuxplus.*;</text:p>
      <text:p text:style-name="P12"/>
      <text:p text:style-name="P12">class Test {</text:p>
      <text:p text:style-name="P12"><text:s text:c="4"/>public static void main( String[] args)</text:p>
      <text:p text:style-name="P12"><text:s text:c="4"/>{</text:p>
      <text:p text:style-name="P12"><text:s text:c="6"/>try {</text:p>
      <text:p text:style-name="P12"><text:s text:c="10"/>// Initialisation du package 'eyedb'</text:p>
      <text:p text:style-name="P12"><text:s text:c="10"/>org.eyedb.Root.init("Test", args);</text:p>
      <text:p text:style-name="P12"><text:s text:c="5"/></text:p>
      <text:p text:style-name="P12"><text:s text:c="10"/>// Initialisation du package 'linuxplus'</text:p>
      <text:p text:style-name="P12"><text:s text:c="10"/>linuxplus.Database.init();</text:p>
      <text:p text:style-name="P12"/>
      <text:p text:style-name="P12"><text:s text:c="10"/>// Ouverture de la base "linuxplus"</text:p>
      <text:p text:style-name="P12"><text:s text:c="10"/>linuxplus.Database db = new linuxplus.Database("linuxplus");</text:p>
      <text:p text:style-name="P12"><text:s text:c="10"/>org.eyedb.Connection conn = new org.eyedb.Connection();</text:p>
      <text:p text:style-name="P12"><text:s text:c="10"/>db.open(conn, org.eyedb.Database.DBRW);</text:p>
      <text:p text:style-name="P12"/>
      <text:p text:style-name="P12"><text:s text:c="10"/>// Ouverture d'une transaction</text:p>
      <text:p text:style-name="P12"><text:s text:c="10"/>db.transactionBegin();</text:p>
      <text:p text:style-name="P12"/>
      <text:p text:style-name="P12"><text:s text:c="10"/>// Creation d'objets</text:p>
      <text:p text:style-name="P12"><text:s text:c="10"/>Course oodbms = new Course( db);</text:p>
      <text:p text:style-name="P12"><text:s text:c="10"/>oodbms.setTitle( "OODBMS");</text:p>
      <text:p text:style-name="P12"><text:s text:c="10"/>oodbms.setDescription( "Object database management systems"); </text:p>
      <text:p text:style-name="P12"/>
      <text:p text:style-name="P12"><text:soft-page-break/><text:s text:c="10"/>Student john_harris = new Student( db);</text:p>
      <text:p text:style-name="P12"><text:s text:c="10"/>john_harris.setFirstname( "John");</text:p>
      <text:p text:style-name="P12"><text:s text:c="10"/>john_harris.setLastname( "Harris");</text:p>
      <text:p text:style-name="P12"><text:s text:c="10"/>john_harris.setBeginYear( (short)2002); </text:p>
      <text:p text:style-name="P12"/>
      <text:p text:style-name="P12"><text:s text:c="10"/>Teacher eric_viara = new Teacher( db);</text:p>
      <text:p text:style-name="P12"><text:s text:c="10"/>eric_viara.setFirstname( "Eric");</text:p>
      <text:p text:style-name="P12"><text:s text:c="10"/>eric_viara.setLastname( "Viara");</text:p>
      <text:p text:style-name="P12"/>
      <text:p text:style-name="P12"><text:s text:c="10"/>oodbms.setTeacher( eric_viara); </text:p>
      <text:p text:style-name="P12"/>
      <text:p text:style-name="P12"><text:s text:c="10"/>john_harris.addToCoursesColl(oodbms);</text:p>
      <text:p text:style-name="P12"/>
      <text:p text:style-name="P12"><text:s text:c="10"/>// Ecriture des objets dans la base</text:p>
      <text:p text:style-name="P12"><text:s text:c="10"/>oodbms.store(org.eyedb.RecMode.FullRecurs);</text:p>
      <text:p text:style-name="P12"><text:s text:c="10"/>eric_viara.store(org.eyedb.RecMode.FullRecurs);</text:p>
      <text:p text:style-name="P12"><text:s text:c="10"/>john_harris.store(org.eyedb.RecMode.FullRecurs);</text:p>
      <text:p text:style-name="P12"/>
      <text:p text:style-name="P12"><text:s text:c="10"/>// Affichage d'un objet</text:p>
      <text:p text:style-name="P12"><text:s text:c="10"/>oodbms.trace();</text:p>
      <text:p text:style-name="P12"/>
      <text:p text:style-name="P12"><text:s text:c="10"/>// Fin de la transaction</text:p>
      <text:p text:style-name="P12"><text:s text:c="10"/>db.transactionCommit();</text:p>
      <text:p text:style-name="P12"><text:s text:c="6"/>}</text:p>
      <text:p text:style-name="P12"><text:s text:c="6"/>catch(org.eyedb.Exception e) {</text:p>
      <text:p text:style-name="P12"><text:s text:c="10"/>e.printStackTrace();</text:p>
      <text:p text:style-name="P12"><text:s text:c="6"/>}</text:p>
      <text:p text:style-name="P12"><text:s text:c="4"/>}</text:p>
      <text:p text:style-name="P12">}</text:p>
      <text:p text:style-name="P12">&lt;&lt;/LISTING&gt;&gt;</text:p>
      <text:p text:style-name="P12">Sauvegardez ce code dans un fichier <text:span text:style-name="T1">Test.java</text:span>, que vous pouvez ensuite compiler avec la commande :</text:p>
      <text:p text:style-name="P10">javac -cp $HOME/eyedb/install/lib/eyedb/java/eyedb.jar:. Test.java</text:p>
      <text:p text:style-name="P12">et exécuter avec la commande :</text:p>
      <text:p text:style-name="P10">java -cp $HOME/eyedb/install/lib/eyedb/java/eyedb.jar:. Test –user=XXX</text:p>
      <text:p text:style-name="P9">2929.6.260716:oid Teacher = {</text:p>
      <text:p text:style-name="P9"><text:tab/>Person::firstname = "Eric";</text:p>
      <text:p text:style-name="P9"><text:tab/>Person::lastname = "Viara";</text:p>
      <text:p text:style-name="P9">...</text:p>
      <text:p text:style-name="P12">en remplaçant XXX par votre nom d'utilisateur Unix.</text:p>
      <text:p text:style-name="Standard">N'oubliez pas de lancer le serveur EyeDB avec <text:span text:style-name="T2">eyedbctl start</text:span> avant de lancer votre programme.</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P1">De manière similaire à Java, une fois une base EyeDB créée et un schéma défini, vous pouvez accéder très simplement aux objets de cette base depuis des programmes C++. La procédure est très similaire : vous <text:soft-page-break/>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2">eyedbodl</text:span> avec l'option <text:span text:style-name="T2">–gencode=C++</text:span> :</text:p>
      <text:p text:style-name="P9">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P12">Le listing 7 donne un programme C++ simple qui utilise une base EyeDB, crée quelques objets et les stocke dans la base, de manière similaire au code OQL donné dans les listings 3 et 4. <text:span text:style-name="T7">Ce programme est assez semblable au programme Java donné dans le listing 6.</text:span></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oft-page-break/><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text:span text:style-name="T2">eyedbodl</text:span> lors de la traduction du fichier ODL en code C++, à l'aide de la commande suivante :</text:p>
      <text:p text:style-name="P9">make -f Makefile.linuxplus client_program=test</text:p>
      <text:p text:style-name="Standard">Ceci va créer un exécutable nommé test, que vous pouvez ensuite lancer avec :</text:p>
      <text:p text:style-name="P9">./test</text:p>
      <text:p text:style-name="P9">Teacher {2906.6.826230:oid} = { </text:p>
      <text:p text:style-name="P9"><text:s text:c="8"/>Person::firstname = "Eric";</text:p>
      <text:p text:style-name="P9"><text:s text:c="8"/>Person::lastname = "Viara";</text:p>
      <text:p text:style-name="P9">...</text:p>
      <text:p text:style-name="Standard">N'oubliez pas de lancer le serveur EyeDB avec <text:span text:style-name="T2">eyedbctl start</text:span> avant de lancer votre programme.</text:p>
      <text:p text:style-name="Standard">L'interface de programmation C++ de EyeDB permet également de rechercher des objets à l'aide de requêtes OQL. Pour plus d'information, reportez-vous à la documentation de EyeD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2:02:59</dc:date>
    <meta:print-date>2003-07-10T16:14:58</meta:print-date>
    <meta:editing-cycles>719</meta:editing-cycles>
    <meta:editing-duration>P1DT7H46M57S</meta:editing-duration>
    <meta:user-defined meta:name="Info 1"/>
    <meta:user-defined meta:name="Info 2"/>
    <meta:user-defined meta:name="Info 3"/>
    <meta:user-defined meta:name="Info 4"/>
    <meta:document-statistic meta:table-count="0" meta:image-count="0" meta:object-count="0" meta:page-count="13" meta:paragraph-count="370" meta:word-count="4140" meta:character-count="28675"/>
  </office:meta>
</office:document-meta>
</file>